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fo:background-color="#99ffff">
        <style:background-image/>
      </style:paragraph-properties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3: </text:p>
      <text:p text:style-name="Standard"/>
      <text:p text:style-name="Standard">New:</text:p>
      <text:p text:style-name="Standard"><text:tab/>Adding content to page first.</text:p>
      <text:p text:style-name="Standard"><text:tab/>Adding CKeditor plugin to write and edit text onlin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6-12-02T03:28:51.89</dc:date>
    <meta:editing-duration>PT22H9S</meta:editing-duration>
    <meta:editing-cycles>15</meta:editing-cycles>
    <meta:generator>OpenOffice/4.1.2$Win32 OpenOffice.org_project/412m3$Build-9782</meta:generator>
    <meta:document-statistic meta:table-count="0" meta:image-count="0" meta:object-count="0" meta:page-count="1" meta:paragraph-count="4" meta:word-count="18" meta:character-count="100"/>
  </office:meta>
</office:document-meta>
</file>